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0.485cm"/>
    </style:style>
    <style:style style:name="co3" style:family="table-column">
      <style:table-column-properties fo:break-before="auto" style:column-width="0.843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2.145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Разряд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 table:number-columns-spanned="2" table:number-rows-spanned="1">
            <text:p>Число</text:p>
          </table:table-cell>
          <table:covered-table-cell/>
          <table:table-cell table:formula="of:=BITAND(BITRSHIFT(1;[.B1]); 1)" office:value-type="float" office:value="1" calcext:value-type="float">
            <text:p>1</text:p>
          </table:table-cell>
          <table:table-cell table:style-name="ce1" table:formula="of:=BITAND(BITRSHIFT(2;[.B1]);1)" office:value-type="float" office:value="0" calcext:value-type="float">
            <text:p>0</text:p>
          </table:table-cell>
          <table:table-cell table:style-name="ce1" office:value-type="string" calcext:value-type="string">
            <text:p>X &amp; a == 0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>
          <table:table-cell table:style-name="ce1" office:value-type="string" calcext:value-type="string">
            <text:p>а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x</text:p>
          </table:table-cell>
          <table:table-cell table:formula="of:=BITAND(BITRSHIFT(125;[.B1]);1)" office:value-type="float" office:value="1" calcext:value-type="float">
            <text:p>1</text:p>
          </table:table-cell>
          <table:table-cell table:style-name="ce1" table:formula="of:=BITAND(BITRSHIFT(34;[.B1]);1)" office:value-type="float" office:value="0" calcext:value-type="float">
            <text:p>0</text:p>
          </table:table-cell>
          <table:table-cell table:style-name="ce1"/>
          <table:table-cell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A3] * 2^[.$B$1]" office:value-type="float" office:value="0" calcext:value-type="float">
            <text:p>0</text:p>
          </table:table-cell>
          <table:table-cell table:style-name="ce1" table:formula="of:=[.B3] * 2^[.$B$1]" office:value-type="float" office:value="0" calcext:value-type="float">
            <text:p>0</text:p>
          </table:table-cell>
          <table:table-cell table:style-name="ce2" table:formula="of:=BITAND([.$B3]; [.E$2]) &lt;&gt; [.E$1]" office:value-type="boolean" office:boolean-value="true" calcext:value-type="boolean">
            <text:p>ИСТИНА</text:p>
          </table:table-cell>
          <table:table-cell table:style-name="ce2" table:formula="of:=BITAND([.$B3]; [.F$2]) &lt;&gt; [.F$1]" office:value-type="boolean" office:boolean-value="false" calcext:value-type="boolean">
            <text:p>ЛОЖЬ</text:p>
          </table:table-cell>
          <table:table-cell table:style-name="ce3" table:formula="of:=BITAND([.C3]; [.D3]) = 0" office:value-type="boolean" office:boolean-value="true" calcext:value-type="boolean">
            <text:p>ИСТИНА</text:p>
          </table:table-cell>
          <table:table-cell table:style-name="ce3" table:formula="of:=OR([.E3:.G3]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4] * 2^[.$B$1]" office:value-type="float" office:value="0" calcext:value-type="float">
            <text:p>0</text:p>
          </table:table-cell>
          <table:table-cell table:style-name="ce1" table:formula="of:=[.B4] * 2^[.$B$1]" office:value-type="float" office:value="1" calcext:value-type="float">
            <text:p>1</text:p>
          </table:table-cell>
          <table:table-cell table:style-name="ce2" table:formula="of:=BITAND([.$B4]; [.E$2]) &lt;&gt; [.E$1]" office:value-type="boolean" office:boolean-value="false" calcext:value-type="boolean">
            <text:p>ЛОЖЬ</text:p>
          </table:table-cell>
          <table:table-cell table:style-name="ce2" table:formula="of:=BITAND([.$B4]; [.F$2]) &lt;&gt; [.F$1]" office:value-type="boolean" office:boolean-value="false" calcext:value-type="boolean">
            <text:p>ЛОЖЬ</text:p>
          </table:table-cell>
          <table:table-cell table:style-name="ce3" table:formula="of:=BITAND([.C4]; [.D4]) = 0" office:value-type="boolean" office:boolean-value="true" calcext:value-type="boolean">
            <text:p>ИСТИНА</text:p>
          </table:table-cell>
          <table:table-cell table:style-name="ce3" table:formula="of:=OR([.E4:.G4]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A5] * 2^[.$B$1]" office:value-type="float" office:value="1" calcext:value-type="float">
            <text:p>1</text:p>
          </table:table-cell>
          <table:table-cell table:style-name="ce1" table:formula="of:=[.B5] * 2^[.$B$1]" office:value-type="float" office:value="0" calcext:value-type="float">
            <text:p>0</text:p>
          </table:table-cell>
          <table:table-cell table:style-name="ce2" table:formula="of:=BITAND([.$B5]; [.E$2]) &lt;&gt; [.E$1]" office:value-type="boolean" office:boolean-value="true" calcext:value-type="boolean">
            <text:p>ИСТИНА</text:p>
          </table:table-cell>
          <table:table-cell table:style-name="ce2" table:formula="of:=BITAND([.$B5]; [.F$2]) &lt;&gt; [.F$1]" office:value-type="boolean" office:boolean-value="false" calcext:value-type="boolean">
            <text:p>ЛОЖЬ</text:p>
          </table:table-cell>
          <table:table-cell table:style-name="ce3" table:formula="of:=BITAND([.C5]; [.D5]) = 0" office:value-type="boolean" office:boolean-value="true" calcext:value-type="boolean">
            <text:p>ИСТИНА</text:p>
          </table:table-cell>
          <table:table-cell table:style-name="ce3" table:formula="of:=OR([.E5:.G5])" office:value-type="boolean" office:boolean-value="true" calcext:value-type="boolean">
            <text:p>ИСТИНА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[.A6] * 2^[.$B$1]" office:value-type="float" office:value="1" calcext:value-type="float">
            <text:p>1</text:p>
          </table:table-cell>
          <table:table-cell table:style-name="ce1" table:formula="of:=[.B6] * 2^[.$B$1]" office:value-type="float" office:value="1" calcext:value-type="float">
            <text:p>1</text:p>
          </table:table-cell>
          <table:table-cell table:style-name="ce2" table:formula="of:=BITAND([.$B6]; [.E$2]) &lt;&gt; [.E$1]" office:value-type="boolean" office:boolean-value="false" calcext:value-type="boolean">
            <text:p>ЛОЖЬ</text:p>
          </table:table-cell>
          <table:table-cell table:style-name="ce2" table:formula="of:=BITAND([.$B6]; [.F$2]) &lt;&gt; [.F$1]" office:value-type="boolean" office:boolean-value="false" calcext:value-type="boolean">
            <text:p>ЛОЖЬ</text:p>
          </table:table-cell>
          <table:table-cell table:style-name="ce3" table:formula="of:=BITAND([.C6]; [.D6]) = 0" office:value-type="boolean" office:boolean-value="false" calcext:value-type="boolean">
            <text:p>ЛОЖЬ</text:p>
          </table:table-cell>
          <table:table-cell table:style-name="ce3" table:formula="of:=OR([.E6:.G6])" office:value-type="boolean" office:boolean-value="false" calcext:value-type="boolean">
            <text:p>ЛОЖЬ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 &amp; 125 != 1</text:p>
          </table:table-cell>
          <table:table-cell table:style-name="ce1" office:value-type="string" calcext:value-type="string">
            <text:p>X &amp; 34 != 2</text:p>
          </table:table-cell>
          <table:table-cell table:style-name="ce1"/>
          <table:table-cell/>
        </table:table-row>
        <table:table-row table:style-name="ro1" table:number-rows-repeated="104856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1T11:21:06.553000000</meta:creation-date>
    <meta:generator>LibreOffice/7.4.3.2$Windows_X86_64 LibreOffice_project/1048a8393ae2eeec98dff31b5c133c5f1d08b890</meta:generator>
    <dc:date>2023-02-21T12:53:45.286000000</dc:date>
    <meta:editing-duration>PT1H32M40S</meta:editing-duration>
    <meta:editing-cycles>1</meta:editing-cycles>
    <meta:document-statistic meta:table-count="1" meta:cell-count="47" meta:object-count="0"/>
  </office:meta>
</office:document-meta>
</file>